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3edf4" style:font-size-asian="14pt" style:font-size-complex="14pt"/>
    </style:style>
    <style:style style:name="P2" style:family="paragraph" style:parent-style-name="Standard">
      <style:text-properties style:font-name="Times New Roman" fo:font-size="14pt" fo:language="ru" fo:country="RU" officeooo:paragraph-rsid="0003edf4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name="Times New Roman" fo:font-size="14pt" fo:language="ru" fo:country="RU" officeooo:paragraph-rsid="0003edf4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Times New Roman" fo:font-size="14pt" fo:language="ru" fo:country="RU" officeooo:rsid="0005cf07" officeooo:paragraph-rsid="0005cf07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style:font-name="Times New Roman" fo:font-size="14pt" fo:language="ru" fo:country="RU" officeooo:rsid="0005cf07" officeooo:paragraph-rsid="0005cf07" style:font-size-asian="14pt" style:font-size-complex="14pt"/>
    </style:style>
    <style:style style:name="P6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reak-before="page" fo:background-color="transparent" fo:keep-with-next="always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 style:master-page-name="First_20_Page">
      <style:paragraph-properties fo:text-align="center" style:justify-single-word="false" style:page-number="0"/>
      <style:text-properties style:font-name="Times New Roman" fo:font-size="14pt" fo:language="ru" fo:country="RU" officeooo:paragraph-rsid="0003edf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068d21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835f"/>
    </style:style>
    <style:style style:name="T3" style:family="text">
      <style:text-properties fo:color="#000000" loext:opacity="100%" officeooo:rsid="0003edf4"/>
    </style:style>
    <style:style style:name="T4" style:family="text">
      <style:text-properties officeooo:rsid="0003edf4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fo:font-weight="bold"/>
    </style:style>
    <style:style style:name="T7" style:family="text">
      <style:text-properties fo:language="ru" fo:country="RU" fo:font-weight="bold"/>
    </style:style>
    <style:style style:name="T8" style:family="text">
      <style:text-properties fo:font-size="14pt" fo:language="ru" fo:country="RU" fo:font-weight="bold" style:font-size-asian="14pt" style:font-size-complex="14pt"/>
    </style:style>
    <style:style style:name="T9" style:family="text">
      <style:text-properties style:font-name="Times New Roman" fo:font-size="14pt" fo:language="ru" fo:country="RU" fo:font-weight="bold" style:font-size-asian="14pt" style:font-size-complex="14pt"/>
    </style:style>
    <style:style style:name="T1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officeooo:rsid="00068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1"/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Факультет компьютерных систем и сетей</text:p>
      <text:p text:style-name="P2"/>
      <text:p text:style-name="P1">Кафедра электронных вычислительных машин</text:p>
      <text:p text:style-name="P1"/>
      <text:p text:style-name="P1">Дисциплина: <text:span text:style-name="T4">Моделирование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 <text:span text:style-name="T11">2</text:span></text:p>
      <text:p text:style-name="P1">на тему</text:p>
      <text:p text:style-name="P8"><text:span text:style-name="T5">«</text:span><text:span text:style-name="T10">Формирование случайных чисел с заданным распределением</text:span><text:span text:style-name="T5">»</text:span>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><text:span text:style-name="T1">Студент: <text:tab/><text:tab/><text:tab/><text:tab/><text:tab/><text:tab/><text:tab/><text:tab/><text:tab/></text:span><text:span text:style-name="T2">А</text:span><text:span text:style-name="T1">. </text:span><text:span text:style-name="T2">В</text:span><text:span text:style-name="T1">. </text:span><text:span text:style-name="T2">Крачковский</text:span></text:p>
      <text:p text:style-name="P2"><text:span text:style-name="T1"><text:line-break/>Проверил:<text:tab/><text:tab/><text:tab/><text:tab/><text:tab/><text:tab/><text:tab/><text:tab/><text:tab/></text:span><text:bookmark-start text:name="_Hlk84946960"/><text:span text:style-name="T3">И</text:span><text:bookmark-end text:name="_Hlk84946960"/><text:span text:style-name="T3">. Г. Алексеев</text:span></text:p>
      <text:p text:style-name="P2"/>
      <text:p text:style-name="P2"/>
      <text:p text:style-name="P2"/>
      <text:p text:style-name="P2"/>
      <text:p text:style-name="P2"/>
      <text:p text:style-name="P3"><text:tab/></text:p>
      <text:p text:style-name="P3"/>
      <text:p text:style-name="P2"/>
      <text:p text:style-name="P1">МИНСК 2023</text:p>
      <text:h text:style-name="P6" text:outline-level="2">1. Защита лабораторной работы</text:h>
      <text:p text:style-name="P4"/>
      <text:p text:style-name="P5">Лабораторная работа была защищена оч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5:50:41.290484524</meta:creation-date>
    <dc:date>2023-11-13T16:05:26.729955274</dc:date>
    <meta:editing-duration>PT14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56" meta:character-count="478" meta:non-whitespace-character-count="419"/>
  </office:meta>
</office:document-meta>
</file>